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4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5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d1ec96e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1be4a7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28fb61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8" style:family="paragraph" style:parent-style-name="Standard">
      <style:text-properties officeooo:rsid="0dde9a1c" officeooo:paragraph-rsid="0ddfbc49"/>
    </style:style>
    <style:style style:name="P59" style:family="paragraph" style:parent-style-name="Footnote">
      <style:text-properties officeooo:rsid="043ccc66" officeooo:paragraph-rsid="0dca2508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text-properties officeooo:paragraph-rsid="0e26e14b"/>
    </style:style>
    <style:style style:name="P62" style:family="paragraph" style:parent-style-name="Standard">
      <style:text-properties officeooo:paragraph-rsid="0e5c6890"/>
    </style:style>
    <style:style style:name="P63" style:family="paragraph" style:parent-style-name="Footnote">
      <style:text-properties officeooo:paragraph-rsid="0e72255e"/>
    </style:style>
    <style:style style:name="P64" style:family="paragraph" style:parent-style-name="Footnote">
      <style:text-properties officeooo:paragraph-rsid="0e81bf91"/>
    </style:style>
    <style:style style:name="P65" style:family="paragraph" style:parent-style-name="Footnote">
      <style:text-properties officeooo:paragraph-rsid="0e9381e6"/>
    </style:style>
    <style:style style:name="P66" style:family="paragraph" style:parent-style-name="Footnote">
      <style:text-properties officeooo:paragraph-rsid="0ead3525"/>
    </style:style>
    <style:style style:name="P67" style:family="paragraph" style:parent-style-name="Footnote">
      <style:text-properties officeooo:paragraph-rsid="0ef98af7"/>
    </style:style>
    <style:style style:name="P68" style:family="paragraph" style:parent-style-name="Footnote">
      <style:text-properties officeooo:paragraph-rsid="0f01ec83"/>
    </style:style>
    <style:style style:name="P69" style:family="paragraph" style:parent-style-name="Standard">
      <style:text-properties officeooo:paragraph-rsid="0f1c472f"/>
    </style:style>
    <style:style style:name="P70" style:family="paragraph" style:parent-style-name="Standard">
      <style:text-properties officeooo:paragraph-rsid="0f28fb61"/>
    </style:style>
    <style:style style:name="P71" style:family="paragraph" style:parent-style-name="Standard">
      <style:text-properties officeooo:paragraph-rsid="0f41fd77"/>
    </style:style>
    <style:style style:name="P72" style:family="paragraph" style:parent-style-name="Standard">
      <style:text-properties officeooo:paragraph-rsid="0f430ec2"/>
    </style:style>
    <style:style style:name="P73" style:family="paragraph" style:parent-style-name="Standard">
      <style:text-properties officeooo:paragraph-rsid="0f4d8759"/>
    </style:style>
    <style:style style:name="P74" style:family="paragraph" style:parent-style-name="Standard">
      <style:paragraph-properties fo:text-align="center" style:justify-single-word="false"/>
      <style:text-properties officeooo:paragraph-rsid="0cc50ec9"/>
    </style:style>
    <style:style style:name="P75" style:family="paragraph" style:parent-style-name="Standard">
      <style:paragraph-properties fo:text-align="center" style:justify-single-word="false"/>
      <style:text-properties officeooo:paragraph-rsid="0f5f1cf7"/>
    </style:style>
    <style:style style:name="P76" style:family="paragraph" style:parent-style-name="Standard">
      <style:paragraph-properties fo:text-align="center" style:justify-single-word="false"/>
      <style:text-properties officeooo:paragraph-rsid="0eb4913f"/>
    </style:style>
    <style:style style:name="P77" style:family="paragraph" style:parent-style-name="Standard">
      <style:paragraph-properties fo:text-align="center" style:justify-single-word="false"/>
      <style:text-properties officeooo:paragraph-rsid="0daef67d"/>
    </style:style>
    <style:style style:name="P78" style:family="paragraph" style:parent-style-name="Standard">
      <style:paragraph-properties fo:text-align="center" style:justify-single-word="false"/>
      <style:text-properties officeooo:paragraph-rsid="0db0d4d1"/>
    </style:style>
    <style:style style:name="P79" style:family="paragraph" style:parent-style-name="Standard">
      <style:paragraph-properties fo:text-align="center" style:justify-single-word="false"/>
      <style:text-properties officeooo:paragraph-rsid="0cc5fe5b"/>
    </style:style>
    <style:style style:name="P80" style:family="paragraph" style:parent-style-name="Standard">
      <style:paragraph-properties fo:text-align="center" style:justify-single-word="false"/>
      <style:text-properties officeooo:paragraph-rsid="0d1ec96e"/>
    </style:style>
    <style:style style:name="P81" style:family="paragraph" style:parent-style-name="Standard">
      <style:paragraph-properties fo:text-align="center" style:justify-single-word="false"/>
      <style:text-properties officeooo:paragraph-rsid="0d804757"/>
    </style:style>
    <style:style style:name="P82" style:family="paragraph" style:parent-style-name="Standard">
      <style:paragraph-properties fo:text-align="center" style:justify-single-word="false"/>
      <style:text-properties officeooo:paragraph-rsid="0dce9327"/>
    </style:style>
    <style:style style:name="P83" style:family="paragraph" style:parent-style-name="Standard">
      <style:text-properties officeooo:paragraph-rsid="0cb27039"/>
    </style:style>
    <style:style style:name="P84" style:family="paragraph" style:parent-style-name="Standard">
      <style:text-properties officeooo:paragraph-rsid="0ea9445c"/>
    </style:style>
    <style:style style:name="P85" style:family="paragraph" style:parent-style-name="Standard">
      <style:text-properties officeooo:paragraph-rsid="0f449ce3"/>
    </style:style>
    <style:style style:name="P86" style:family="paragraph" style:parent-style-name="Standard">
      <style:text-properties officeooo:paragraph-rsid="0d2e61eb"/>
    </style:style>
    <style:style style:name="P87" style:family="paragraph" style:parent-style-name="Standard">
      <style:text-properties officeooo:paragraph-rsid="0f4eeba0"/>
    </style:style>
    <style:style style:name="P88" style:family="paragraph" style:parent-style-name="Standard">
      <style:text-properties officeooo:paragraph-rsid="0f467e32"/>
    </style:style>
    <style:style style:name="P89" style:family="paragraph" style:parent-style-name="Footnote">
      <style:text-properties officeooo:paragraph-rsid="0f851529"/>
    </style:style>
    <style:style style:name="P90" style:family="paragraph" style:parent-style-name="Standard">
      <style:text-properties officeooo:paragraph-rsid="0f851529"/>
    </style:style>
    <style:style style:name="P91" style:family="paragraph" style:parent-style-name="Footnote">
      <style:text-properties officeooo:paragraph-rsid="0f86f0fa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paragraph-properties fo:break-before="page"/>
      <style:text-properties officeooo:paragraph-rsid="0b0ddd8e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language-asian="nl" style:country-asian="NL" style:font-style-asian="normal" style:font-name-complex="Bitstream Vera Sans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language-asian="nl" style:country-asian="NL" style:font-style-asian="normal" style:font-name-complex="Bitstream Vera Sans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language-asian="nl" style:country-asian="NL" style:font-style-asian="normal" style:font-name-complex="Bitstream Vera Sans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language-asian="nl" style:country-asian="NL" style:font-style-asian="normal" style:font-name-complex="Bitstream Vera Sans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" fo:font-size="12pt" style:text-underline-style="none" officeooo:rsid="0f851529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813a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86f0fa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text-underline-style="none"/>
    </style:style>
    <style:style style:name="T191" style:family="text">
      <style:text-properties fo:color="#000000" loext:opacity="100%" style:text-line-through-style="none" style:text-line-through-type="none" style:text-underline-style="none" officeooo:rsid="01657261"/>
    </style:style>
    <style:style style:name="T192" style:family="text">
      <style:text-properties fo:color="#000000" loext:opacity="100%" style:text-line-through-style="none" style:text-line-through-type="none" style:text-underline-style="none" officeooo:rsid="0382ccb7"/>
    </style:style>
    <style:style style:name="T193" style:family="text">
      <style:text-properties fo:color="#000000" loext:opacity="100%" style:text-line-through-style="none" style:text-line-through-type="none" style:text-underline-style="none" officeooo:rsid="0f486fef"/>
    </style:style>
    <style:style style:name="T19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10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13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1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0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3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4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48" style:family="text">
      <style:text-properties fo:color="#000000" loext:opacity="100%" style:font-name="Liberation Sans" fo:font-size="12pt" style:font-size-asian="12pt" style:font-size-complex="12pt"/>
    </style:style>
    <style:style style:name="T24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50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51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5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3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54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8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8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87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8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8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9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91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9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9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font-name="Liberation Sans" officeooo:rsid="047da547"/>
    </style:style>
    <style:style style:name="T30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0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05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0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9" style:family="text">
      <style:text-properties style:use-window-font-color="true" loext:opacity="0%" style:font-name="Liberation Sans" fo:font-size="12pt" style:font-size-asian="12pt" style:font-size-complex="12pt"/>
    </style:style>
    <style:style style:name="T330" style:family="text">
      <style:text-properties style:use-window-font-color="true" loext:opacity="0%" style:font-name="Liberation Sans" officeooo:rsid="0efd8e5c"/>
    </style:style>
    <style:style style:name="T331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32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3" style:family="text">
      <style:text-properties officeooo:rsid="04473353"/>
    </style:style>
    <style:style style:name="T33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7" style:family="text">
      <style:text-properties officeooo:rsid="0aace3cd"/>
    </style:style>
    <style:style style:name="T338" style:family="text">
      <style:text-properties fo:font-size="8pt" style:font-size-asian="8pt" style:font-size-complex="8pt" loext:padding="0.049cm" loext:border="0.31pt solid #000000"/>
    </style:style>
    <style:style style:name="T339" style:family="text">
      <style:text-properties officeooo:rsid="0e5635a7"/>
    </style:style>
    <style:style style:name="T340" style:family="text">
      <style:text-properties officeooo:rsid="0e56c5f4"/>
    </style:style>
    <style:style style:name="T341" style:family="text">
      <style:text-properties officeooo:rsid="0e80285f"/>
    </style:style>
    <style:style style:name="T342" style:family="text">
      <style:text-properties officeooo:rsid="0e838e2a"/>
    </style:style>
    <style:style style:name="T343" style:family="text">
      <style:text-properties officeooo:rsid="0e83c34e"/>
    </style:style>
    <style:style style:name="T344" style:family="text">
      <style:text-properties officeooo:rsid="0ee1abbb"/>
    </style:style>
    <style:style style:name="T3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7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8" style:family="text">
      <style:text-properties officeooo:rsid="0f0ca65a"/>
    </style:style>
    <style:style style:name="T349" style:family="text">
      <style:text-properties officeooo:rsid="01657261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2"><text:span text:style-name="Strong_20_Emphasis"><text:span text:style-name="T215">C</text:span></text:span><text:span text:style-name="Strong_20_Emphasis"><text:span text:style-name="T214">hecklist voor </text:span></text:span><text:span text:style-name="Strong_20_Emphasis"><text:span text:style-name="T216">de installatie</text:span></text:span><text:span text:style-name="Strong_20_Emphasis"><text:span text:style-name="T214"> van </text:span></text:span><text:span text:style-name="Strong_20_Emphasis"><text:span text:style-name="T214"><text:user-field-get text:name="Distro">Ubuntu</text:user-field-get></text:span></text:span><text:span text:style-name="Strong_20_Emphasis"><text:span text:style-name="T214"><text:s/></text:span></text:span><text:span text:style-name="Strong_20_Emphasis"><text:span text:style-name="T222"><text:user-field-get text:name="Version">22.04</text:user-field-get></text:span></text:span><text:span text:style-name="Strong_20_Emphasis"><text:span text:style-name="T218"><text:s/></text:span></text:span><text:span text:style-name="Strong_20_Emphasis"><text:span text:style-name="T219">LTS</text:span></text:span><text:span text:style-name="Strong_20_Emphasis"><text:span text:style-name="T219"><text:note text:id="ftn1" text:note-class="footnote"><text:note-citation>1</text:note-citation><text:note-body><text:p text:style-name="P89"><text:span text:style-name="T255">LTS</text:span><text:span text:style-name="T263"> </text:span><text:span text:style-name="T264">staat voor</text:span><text:span text:style-name="T262"> </text:span><text:span text:style-name="T255">Long-Term Support, langetermijnondersteuning, </text:span><text:span text:style-name="T265">en </text:span><text:span text:style-name="T266">d</text:span><text:span text:style-name="T265">eze </text:span><text:span text:style-name="Strong_20_Emphasis"><text:span text:style-name="T272"><text:user-field-get text:name="Distro">Ubuntu</text:user-field-get></text:span></text:span><text:span text:style-name="T265"><text:s/></text:span><text:span text:style-name="T273"><text:user-field-get text:name="Version">22.04</text:user-field-get></text:span><text:span text:style-name="T273"><text:s/></text:span><text:span text:style-name="T265">LTS </text:span><text:span text:style-name="Strong_20_Emphasis"><text:span text:style-name="T274"><text:user-field-get text:name="Edition">desktop</text:user-field-get></text:span></text:span><text:span text:style-name="Strong_20_Emphasis"><text:span text:style-name="T274"><text:s/></text:span></text:span><text:span text:style-name="T267">(codenaam </text:span><text:span text:style-name="T271">j</text:span><text:span text:style-name="T345">ammy</text:span><text:span text:style-name="T267">) </text:span><text:span text:style-name="T264">van</text:span><text:span text:style-name="T261"> </text:span><text:span text:style-name="T259">april</text:span><text:span text:style-name="T257"> </text:span><text:span text:style-name="Strong_20_Emphasis"><text:span text:style-name="T136"><text:user-field-get style:data-style-name="N0" text:name="Releaseyear">2022</text:user-field-get></text:span></text:span><text:span text:style-name="T259"><text:s/></text:span><text:span text:style-name="T255">wordt </text:span><text:span text:style-name="T256">vijf</text:span><text:span text:style-name="T255"> jaar onder</text:span><text:span text:style-name="T270">steund</text:span><text:span text:style-name="T260"> </text:span><text:span text:style-name="T255">tot </text:span><text:span text:style-name="T259">april</text:span><text:span text:style-name="T254"> </text:span><text:span text:style-name="T255">202</text:span><text:span text:style-name="T259">7</text:span><text:span text:style-name="T258">.</text:span></text:p></text:note-body></text:note></text:span></text:span><text:span text:style-name="Strong_20_Emphasis"><text:span text:style-name="T220"> </text:span></text:span><text:span text:style-name="Strong_20_Emphasis"><text:span text:style-name="T221"><text:user-field-get text:name="Edition">desktop</text:user-field-get></text:span></text:span><text:span text:style-name="Strong_20_Emphasis"><text:span text:style-name="T217">.</text:span></text:span></text:p>
      <text:p text:style-name="P17"/>
      <text:p text:style-name="P14"><text:span text:style-name="T21">Vul </text:span><text:span text:style-name="T20">achter</text:span><text:span text:style-name="T15"> de </text:span><text:span text:style-name="Definition"><text:span text:style-name="T348">ONDERSTREEPTE</text:span></text:span><text:span text:style-name="T1"> </text:span><text:span text:style-name="T16">woorden</text:span><text:span text:style-name="T15"> het</text:span><text:span text:style-name="Strong_20_Emphasis"><text:span text:style-name="T282"> </text:span></text:span><text:span text:style-name="Strong_20_Emphasis"><text:span text:style-name="T283">tekstvak</text:span></text:span><text:span text:style-name="T16"> </text:span><text:span text:style-name="T21">in,</text:span><text:span text:style-name="T16"> </text:span><text:span text:style-name="T299">zie </text:span><text:span text:style-name="T330">[</text:span><text:span text:style-name="T299">toelichting</text:span><text:span text:style-name="T330">]</text:span><text:span text:style-name="T16">:</text:span></text:p>
      <text:p text:style-name="P2"><text:span text:style-name="Definition"><text:span text:style-name="T25">GEBRUIKER</text:span></text:span><text:span text:style-name="T306"><text:tab/><text:tab/></text:span><text:span text:style-name="T329"> <text:tab/><text:tab/></text:span><text:span text:style-name="T307"><draw:control text:anchor-type="as-char" svg:y="-0.429cm" draw:z-index="6" draw:name="Gebruiker" draw:style-name="gr2" draw:text-style-name="P98" svg:width="6.002cm" svg:height="0.6cm" draw:control="control7"><svg:title>Gebruiker</svg:title><svg:desc>Volledige naam, bijv. Jan Stek</svg:desc></draw:control></text:span><text:span text:style-name="T307"><text:tab/></text:span><text:span text:style-name="T308">[</text:span><text:span text:style-name="T302">volledige naam, bijv. </text:span><text:span text:style-name="T303">J</text:span><text:span text:style-name="T327">a</text:span><text:span text:style-name="T303">n </text:span><text:span text:style-name="T327">Jansen</text:span><text:span text:style-name="T328">]</text:span></text:p>
      <text:p text:style-name="P69"><text:span text:style-name="Definition"><text:span text:style-name="T301">g</text:span></text:span><text:span text:style-name="Definition">ebruikersnaam</text:span><text:span text:style-name="T300"><text:tab/></text:span><text:span text:style-name="T300"><draw:control text:anchor-type="as-char" svg:y="-0.429cm" draw:z-index="16" draw:name="Gberuikersnaam 2" draw:style-name="gr2" draw:text-style-name="P98" svg:width="6.002cm" svg:height="0.6cm" draw:control="control17"><svg:title>Gebruikersnaam</svg:title><svg:desc>Korte naam, bijv. jan</svg:desc></draw:control></text:span><text:span text:style-name="T300"><text:tab/></text:span><text:span text:style-name="T8">[</text:span><text:span text:style-name="T7">korte naam, bijv. </text:span><text:span text:style-name="T228">j</text:span><text:span text:style-name="T229">a</text:span><text:span text:style-name="T228">n</text:span><text:span text:style-name="T230">]</text:span></text:p>
      <text:p text:style-name="P6"><text:span text:style-name="Definition">COMPUTERNAAM</text:span><text:span text:style-name="T309"><text:tab/><text:tab/></text:span><draw:control text:anchor-type="as-char" svg:y="-0.429cm" draw:z-index="7" draw:name="Computernaam" draw:style-name="gr2" draw:text-style-name="P98" svg:width="6.002cm" svg:height="0.6cm" draw:control="control8"><svg:title>Computernaam</svg:title><svg:desc>Unieke naam van de computer</svg:desc></draw:control><text:tab/><text:span text:style-name="T315">[</text:span><text:span text:style-name="T311">naam van de compute</text:span><text:span text:style-name="T312">r, </text:span><text:span text:style-name="T313">bijv. </text:span><text:span text:style-name="T314">pc02</text:span><text:span text:style-name="T315">]</text:span></text:p>
      <text:p text:style-name="P1"><text:span text:style-name="Definition">OPSTARTMEnU</text:span><text:span text:style-name="T307"><text:tab/><text:tab/><text:tab/></text:span><text:span text:style-name="T307"><draw:control text:anchor-type="as-char" svg:y="-0.429cm" draw:z-index="8" draw:name="Opstartmenu" draw:style-name="gr2" draw:text-style-name="P98" svg:width="6.002cm" svg:height="0.6cm" draw:control="control9"><svg:title>Opstartmenu</svg:title><svg:desc>Toets voor het opstartmenu ("bootmenu")</svg:desc></draw:control></text:span><text:span text:style-name="T307"><text:tab/></text:span><text:span text:style-name="T315">[</text:span><text:span text:style-name="T311">to</text:span><text:span text:style-name="T316">ets voor het opstartmedium</text:span><text:span text:style-name="T317">]</text:span></text:p>
      <text:p text:style-name="P5"><text:span text:style-name="Definition"><text:span text:style-name="T310">INSTELLINGE</text:span></text:span><text:span text:style-name="Definition">N</text:span><text:span text:style-name="T310"> <text:tab/><text:tab/><text:tab/></text:span><text:span text:style-name="T310"><draw:control text:anchor-type="as-char" svg:y="-0.429cm" draw:z-index="5" draw:name="Instellingen" draw:style-name="gr2" draw:text-style-name="P98" svg:width="6.002cm" svg:height="0.6cm" draw:control="control6"><svg:title>Instellingen</svg:title><svg:desc>Toets voor het BIOS/UEFI-scherm ("setup")</svg:desc></draw:control></text:span><text:span text:style-name="T310"><text:tab/></text:span><text:span text:style-name="T315">[</text:span><text:span text:style-name="T311">toets voor het UEFI-BIOS-scherm</text:span><text:span text:style-name="T315">]</text:span></text:p>
      <text:p text:style-name="P3"><text:span text:style-name="Definition"><text:span text:style-name="T319">GEBRUIKER2</text:span></text:span><text:span text:style-name="T318"><text:tab/></text:span><text:span text:style-name="T329"> <text:tab/><text:tab/></text:span><text:span text:style-name="T307"><draw:control text:anchor-type="as-char" svg:y="-0.429cm" draw:z-index="13" draw:name="Gebruiker 1" draw:style-name="gr2" draw:text-style-name="P98" svg:width="6.002cm" svg:height="0.6cm" draw:control="control14"><svg:title>Gebruiker</svg:title><svg:desc>Volledige naam, bijv. Jan Stek</svg:desc></draw:control></text:span><text:span text:style-name="T307"><text:tab/></text:span><text:span text:style-name="T308">[</text:span><text:span text:style-name="T302">volledige naam </text:span><text:span text:style-name="T304">evt. 2</text:span><text:span text:style-name="T331">e</text:span><text:span text:style-name="T304"> gebruiker</text:span><text:span text:style-name="T305">]</text:span></text:p>
      <text:p text:style-name="P61"><text:span text:style-name="Definition"><text:span text:style-name="T319">GEBRUIKERSN</text:span></text:span><text:span text:style-name="Definition"><text:span text:style-name="T320">aa</text:span></text:span><text:span text:style-name="Definition"><text:span text:style-name="T319">M2</text:span></text:span><text:span text:style-name="Definition"><text:span text:style-name="T323"><text:tab/></text:span></text:span><text:span text:style-name="T300"><draw:control text:anchor-type="as-char" svg:y="-0.429cm" draw:z-index="14" draw:name="Gberuikersnaam 1" draw:style-name="gr2" draw:text-style-name="P98" svg:width="6.002cm" svg:height="0.6cm" draw:control="control15"><svg:title>Gebruikersnaam</svg:title><svg:desc>Korte naam, bijv. jan</svg:desc></draw:control></text:span><text:span text:style-name="T300"><text:tab/></text:span><text:span text:style-name="T322">[</text:span><text:span text:style-name="T321">korte naam</text:span><text:span text:style-name="T324"> </text:span><text:span text:style-name="T325">evt. 2</text:span><text:span text:style-name="T332">e</text:span><text:span text:style-name="T325"> gebruiker</text:span><text:span text:style-name="T326">]</text:span></text:p>
      <text:p text:style-name="P7"><text:span text:style-name="T231">Vervang </text:span><text:span text:style-name="T238">de</text:span><text:span text:style-name="T231"> </text:span><text:span text:style-name="Definition"><text:span text:style-name="T26">ONDERSTREEPTE</text:span></text:span><text:span text:style-name="T231"> </text:span><text:span text:style-name="T232">woorden </text:span><text:span text:style-name="T231">in deze checklist door </text:span><text:span text:style-name="T238">d</text:span><text:span text:style-name="T239">i</text:span><text:span text:style-name="T238">e </text:span><text:span text:style-name="T237">in </text:span><text:span text:style-name="T239">het</text:span><text:span text:style-name="Strong_20_Emphasis"><text:span text:style-name="T68"> </text:span></text:span><text:span text:style-name="Strong_20_Emphasis"><text:span text:style-name="T92">tekstvak</text:span></text:span><text:span text:style-name="T231">.</text:span></text:p>
      <text:p text:style-name="P46"/>
      <text:p text:style-name="P46"/>
      <text:p text:style-name="P4"><text:span text:style-name="T243">Nog niet op Linux?</text:span><text:span text:style-name="T233"><text:tab/></text:span><text:span text:style-name="T240"><text:tab/></text:span><text:span text:style-name="T241">G</text:span><text:span text:style-name="T234">ebruik </text:span><text:span text:style-name="Strong_20_Emphasis"><text:span text:style-name="T244">Checklist migratie</text:span></text:span><text:span text:style-name="T234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35"> onder </text:span><text:span text:style-name="T242">Linux</text:span><text:span text:style-name="T236">.</text:span></text:p>
      <text:p text:style-name="P43"><text:span text:style-name="T203">Nieuwe installatie?</text:span><text:span text:style-name="T198"><text:tab/></text:span><text:span text:style-name="T200"></text:span><text:span text:style-name="T202"><text:tab/></text:span><text:span text:style-name="T201">B</text:span><text:span text:style-name="T198">egin bij hoofdstuk </text:span><text:span text:style-name="T203"><text:bookmark-ref text:reference-format="page" text:ref-name="__RefNumPara__4009_1271708128">2</text:bookmark-ref></text:span><text:span text:style-name="T198"><text:s text:c="2"/></text:span><text:span text:style-name="T204"><text:bookmark-ref text:reference-format="text" text:ref-name="__RefNumPara__4009_1271708128">Installatie uitvoeren</text:bookmark-ref></text:span><text:span text:style-name="T199">.</text:span></text:p>
      <text:p text:style-name="P27"/>
      <text:p text:style-name="P27"/>
      <text:list xml:id="list3114648059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98"><draw:control text:anchor-type="as-char" draw:z-index="11" draw:name="Vorm3_0" draw:style-name="gr1" draw:text-style-name="P97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98"><draw:control text:anchor-type="as-char" draw:z-index="18" draw:name="Vorm3_ 2" draw:style-name="gr1" draw:text-style-name="P97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50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9"><text:span text:style-name="User_20_Entry"><text:span text:style-name="T135">E</text:span></text:span><text:span text:style-name="User_20_Entry"><text:span text:style-name="T183">v</text:span></text:span><text:span text:style-name="User_20_Entry"><text:span text:style-name="T184">en</text:span></text:span><text:span text:style-name="User_20_Entry"><text:span text:style-name="T186">t</text:span></text:span><text:span text:style-name="User_20_Entry"><text:span text:style-name="T187">uele </text:span></text:span><text:span text:style-name="User_20_Entry"><text:span text:style-name="T188">extra </text:span></text:span><text:span text:style-name="Definition"><text:span text:style-name="T346">gebruiker</text:span></text:span><text:span text:style-name="User_20_Entry"><text:span text:style-name="T169">s</text:span></text:span><text:span text:style-name="User_20_Entry"><text:span text:style-name="T188"> aanmelden </text:span></text:span><text:span text:style-name="User_20_Entry"><text:span text:style-name="T189">en dezelfde stappen uitvoeren</text:span></text:span><text:span text:style-name="User_20_Entry"><text:span text:style-name="T185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99"><draw:control text:anchor-type="as-char" draw:z-index="0" draw:name="Vorm4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99"><draw:control text:anchor-type="as-char" draw:z-index="19" draw:name="Vorm 2" draw:style-name="gr1" draw:text-style-name="P97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62"><text:span text:style-name="Strong_20_Emphasis"><text:span text:style-name="T53">Installeer </text:span></text:span><text:span text:style-name="Strong_20_Emphasis"><text:span text:style-name="T91">pakket kz</text:span></text:span><text:span text:style-name="Strong_20_Emphasis"><text:span text:style-name="T91"><text:note text:id="ftn3" text:note-class="footnote"><text:note-citation>3</text:note-citation><text:note-body><text:p text:style-name="P66"><text:span text:style-name="T342">Debian-</text:span><text:span text:style-name="T343">p</text:span>akket kz plaatst documenten en scripts van Karel Zimmer <text:span text:style-name="T341">(zie </text:span><text:a xlink:type="simple" xlink:href="https://karelzimmer.nl/" text:style-name="Internet_20_link" text:visited-style-name="Visited_20_Internet_20_Link"><text:span text:style-name="Strong_20_Emphasis"><text:span text:style-name="T334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91">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4" office:value-type="string">
            <text:p text:style-name="P71"><text:span text:style-name="Strong_20_Emphasis"><text:span text:style-name="T94">D</text:span></text:span><text:span text:style-name="Strong_20_Emphasis"><text:span text:style-name="T68">ruk op de </text:span></text:span><text:span text:style-name="Strong_20_Emphasis"><text:span text:style-name="T65">Super</text:span></text:span><text:span text:style-name="Strong_20_Emphasis"><text:span text:style-name="T68">-toets</text:span></text:span><text:span text:style-name="Strong_20_Emphasis"><text:span text:style-name="T43"><text:note text:id="ftn4" text:note-class="footnote"><text:note-citation>4</text:note-citation><text:note-body><text:p text:style-name="P68"><text:span text:style-name="T197">D</text:span>e <text:span text:style-name="T338">Super</text:span>-toets <text:span text:style-name="T268">is de Windows-toets, Command-toets </text:span><text:span text:style-name="T269">(Apple)</text:span><text:span text:style-name="T268">, of Vergrootglas-toets </text:span><text:span text:style-name="T269">(Chromebook)</text:span><text:span text:style-name="T268">.</text:span></text:p></text:note-body></text:note>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8">ter</text:span></text:span><text:span text:style-name="Strong_20_Emphasis"><text:span text:style-name="T109">m</text:span></text:span><text:span text:style-name="Strong_20_Emphasis"><text:span text:style-name="T56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0">Terminalvenster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53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3"/></text:span></text:p>
          </table:table-cell>
          <table:table-cell table:style-name="_31_._5f_Installatie_5f_voorbereiden.D5" office:value-type="string">
            <text:p text:style-name="P51"><text:span text:style-name="T3">Typ</text:span><text:span text:style-name="Strong_20_Emphasis"><text:span text:style-name="T57">, of </text:span></text:span><text:span text:style-name="Strong_20_Emphasis"><text:span text:style-name="T56">kopieer en plak, de</text:span></text:span><text:span text:style-name="Strong_20_Emphasis"><text:span text:style-name="T58">z</text:span></text:span><text:span text:style-name="Strong_20_Emphasis"><text:span text:style-name="T56">e </text:span></text:span><text:span text:style-name="Strong_20_Emphasis"><text:span text:style-name="T59">twee </text:span></text:span><text:span text:style-name="Strong_20_Emphasis"><text:span text:style-name="T56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6" office:value-type="string">
            <text:p text:style-name="P73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7" office:value-type="string">
            <text:p text:style-name="P73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8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99"><draw:control text:anchor-type="as-char" draw:z-index="1" draw:name="Vorm6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99"><draw:control text:anchor-type="as-char" draw:z-index="20" draw:name="Vorm 7" draw:style-name="gr1" draw:text-style-name="P97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54"><text:span text:style-name="Strong_20_Emphasis"><text:span text:style-name="T62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1" office:value-type="string">
            <text:p text:style-name="P72"><text:span text:style-name="Strong_20_Emphasis"><text:span text:style-name="T94">D</text:span></text:span><text:span text:style-name="Strong_20_Emphasis"><text:span text:style-name="T63">ruk </text:span></text:span><text:span text:style-name="Strong_20_Emphasis"><text:span text:style-name="T64">op de </text:span></text:span><text:span text:style-name="Strong_20_Emphasis"><text:span text:style-name="T65">Super</text:span></text:span><text:span text:style-name="Strong_20_Emphasis"><text:span text:style-name="T64">-toets</text:span></text:span><text:span text:style-name="Strong_20_Emphasis"><text:span text:style-name="T62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04">men</text:span></text:span><text:span text:style-name="Strong_20_Emphasis"><text:span text:style-name="T105">u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</text:span></text:span><text:span text:style-name="Strong_20_Emphasis"><text:span text:style-name="T100">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53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3"/></text:span></text:p>
          </table:table-cell>
          <table:table-cell table:style-name="_31_._5f_Installatie_5f_voorbereiden.D12" office:value-type="string">
            <text:p text:style-name="P70"><text:span text:style-name="Strong_20_Emphasis"><text:span text:style-name="T71">K</text:span></text:span><text:span text:style-name="Strong_20_Emphasis"><text:span text:style-name="T72">ie</text:span></text:span><text:span text:style-name="Strong_20_Emphasis"><text:span text:style-name="T73">s</text:span></text:span><text:span text:style-name="Strong_20_Emphasis"><text:span text:style-name="T61"> </text:span></text:span><text:span text:style-name="Strong_20_Emphasis"><text:span text:style-name="T120">1</text:span></text:span><text:span text:style-name="Strong_20_Emphasis"><text:span text:style-name="T121"> </text:span></text:span><text:span text:style-name="Strong_20_Emphasis"><text:span text:style-name="T122">In</text:span></text:span><text:span text:style-name="Strong_20_Emphasis"><text:span text:style-name="T115">stallatie voorbereiden</text:span></text:span><text:span text:style-name="Strong_20_Emphasis"><text:span text:style-name="T74"> </text:span></text:span><text:span text:style-name="Strong_20_Emphasis"><text:span text:style-name="T60">en </text:span></text:span><text:span text:style-name="Strong_20_Emphasis"><text:span text:style-name="T93">klik op </text:span></text:span><text:span text:style-name="Strong_20_Emphasis"><text:span text:style-name="T111">Verder</text:span></text:span><text:span text:style-name="Strong_20_Emphasis"><text:span text:style-name="T93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13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10"/>
      <text:list xml:id="list194209931354078" text:continue-numbering="true" text:style-name="L1">
        <text:list-item>
          <text:p text:style-name="P94"><text:bookmark-start text:name="__RefNumPara__4009_1271708128"/><text:span text:style-name="Strong_20_Emphasis"><text:span text:style-name="T245">Installatie uitvoeren</text:span></text:span><text:bookmark-end text:name="__RefNumPara__4009_1271708128"/>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99"><draw:control text:anchor-type="as-char" draw:z-index="2" draw:name="Vorm9" draw:style-name="gr1" draw:text-style-name="P9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0"><text:span text:style-name="T248">Start de computer op vanaf </text:span><text:span text:style-name="T252">een </text:span><text:span text:style-name="Strong_20_Emphasis"><text:span text:style-name="T226"><text:user-field-get text:name="Distro">Ubuntu</text:user-field-get></text:span></text:span><text:span text:style-name="T247"><text:s/></text:span><text:span text:style-name="T227"><text:user-field-get text:name="Version">22.04</text:user-field-get></text:span><text:span text:style-name="T129"><text:s/></text:span><text:span text:style-name="T133">LTS </text:span><text:span text:style-name="Strong_20_Emphasis"><text:span text:style-name="T128"><text:user-field-get text:name="Edition">desktop</text:user-field-get></text:span></text:span><text:span text:style-name="Strong_20_Emphasis"><text:span text:style-name="T128"><text:s/></text:span></text:span><text:span text:style-name="T129">Live</text:span><text:span text:style-name="T129"><text:note text:id="ftn5" text:note-class="footnote"><text:note-citation>1</text:note-citation><text:note-body><text:p text:style-name="P67"><text:span text:style-name="T333">Vanaf ee</text:span>n Live <text:span text:style-name="T344">usb</text:span><text:span text:style-name="T337">-stick </text:span><text:span text:style-name="T339">(</text:span><text:span text:style-name="T337">of </text:span><text:span text:style-name="T340">dvd</text:span><text:span text:style-name="T339">)</text:span><text:span text:style-name="T23"> </text:span>kunt <text:span text:style-name="T333">u opstarten en</text:span> <text:span text:style-name="T17">met </text:span><text:span text:style-name="Strong_20_Emphasis"><text:span text:style-name="T272"><text:user-field-get text:name="Distro">Ubuntu</text:user-field-get></text:span></text:span><text:span text:style-name="Strong_20_Emphasis"><text:span text:style-name="T272"><text:s/></text:span></text:span>werken zonder deze te installeren.</text:p></text:note-body></text:note></text:span><text:span text:style-name="T129"> </text:span><text:span text:style-name="T130">usb</text:span><text:span text:style-name="T131">-stick</text:span><text:span text:style-name="T131"><text:note text:id="ftn6" text:note-class="footnote"><text:note-citation>2</text:note-citation><text:note-body><text:p text:style-name="P91"><text:span text:style-name="Strong_20_Emphasis"><text:span text:style-name="T137">Download </text:span></text:span><text:span text:style-name="Strong_20_Emphasis"><text:span text:style-name="T138">een </text:span></text:span><text:span text:style-name="Strong_20_Emphasis"><text:span text:style-name="T139">cd</text:span></text:span><text:span text:style-name="Strong_20_Emphasis"><text:span text:style-name="T165">-beeldbestand</text:span></text:span><text:span text:style-name="Strong_20_Emphasis"><text:span text:style-name="T140"> </text:span></text:span><text:span text:style-name="Strong_20_Emphasis"><text:span text:style-name="T141">(.iso) </text:span></text:span><text:span text:style-name="Strong_20_Emphasis"><text:span text:style-name="T140">vanaf </text:span></text:span><text:a xlink:type="simple" xlink:href="https://nl.releases.ubuntu.com/" text:style-name="Internet_20_link" text:visited-style-name="Visited_20_Internet_20_Link"><text:span text:style-name="Strong_20_Emphasis"><text:span text:style-name="T335">nl.releases.ubuntu.com</text:span></text:span></text:a><text:span text:style-name="Strong_20_Emphasis"><text:span text:style-name="T140">, </text:span></text:span><text:span text:style-name="Strong_20_Emphasis"><text:span text:style-name="T142">klik op</text:span></text:span><text:span text:style-name="Strong_20_Emphasis"><text:span text:style-name="T143"> </text:span></text:span><text:span text:style-name="Strong_20_Emphasis"><text:span text:style-name="T172">Ubuntu 2</text:span></text:span><text:span text:style-name="Strong_20_Emphasis"><text:span text:style-name="T173">2</text:span></text:span><text:span text:style-name="Strong_20_Emphasis"><text:span text:style-name="T172">.04... LTS (Jammy Jellyfish)</text:span></text:span><text:span text:style-name="Strong_20_Emphasis"><text:span text:style-name="T143">, </text:span></text:span><text:span text:style-name="Strong_20_Emphasis"><text:span text:style-name="T144">en </text:span></text:span><text:span text:style-name="Strong_20_Emphasis"><text:span text:style-name="T142">klik </text:span></text:span><text:span text:style-name="Strong_20_Emphasis"><text:span text:style-name="T144">vervolgens </text:span></text:span><text:span text:style-name="Strong_20_Emphasis"><text:span text:style-name="T145">achter</text:span></text:span><text:span text:style-name="Strong_20_Emphasis"><text:span text:style-name="T144"> </text:span></text:span><text:span text:style-name="Strong_20_Emphasis"><text:span text:style-name="T179">Desktop</text:span></text:span><text:span text:style-name="Strong_20_Emphasis"><text:span text:style-name="T174"> image</text:span></text:span><text:span text:style-name="Strong_20_Emphasis"><text:span text:style-name="T144"> </text:span></text:span><text:span text:style-name="Strong_20_Emphasis"><text:span text:style-name="T145">op </text:span></text:span><text:span text:style-name="Strong_20_Emphasis"><text:span text:style-name="T170">64-bit PC (AMD64) desktop image</text:span></text:span><text:span text:style-name="Strong_20_Emphasis"><text:span text:style-name="T168">.</text:span></text:span><text:span text:style-name="Strong_20_Emphasis"><text:span text:style-name="T144"><text:line-break/></text:span></text:span><text:span text:style-name="Strong_20_Emphasis"><text:span text:style-name="T142">P</text:span></text:span><text:span text:style-name="Strong_20_Emphasis"><text:span text:style-name="T137">laats </text:span></text:span><text:span text:style-name="Strong_20_Emphasis"><text:span text:style-name="T138">een </text:span></text:span><text:span text:style-name="Strong_20_Emphasis"><text:span text:style-name="T139">usb</text:span></text:span><text:span text:style-name="Strong_20_Emphasis"><text:span text:style-name="T138">-stick </text:span></text:span><text:span text:style-name="Strong_20_Emphasis"><text:span text:style-name="T166">va</text:span></text:span><text:span text:style-name="Strong_20_Emphasis"><text:span text:style-name="T146">n </text:span></text:span><text:span text:style-name="Strong_20_Emphasis"><text:span text:style-name="T147">min</text:span></text:span><text:span text:style-name="Strong_20_Emphasis"><text:span text:style-name="T148">imaal</text:span></text:span><text:span text:style-name="Strong_20_Emphasis"><text:span text:style-name="T147"> </text:span></text:span><text:span text:style-name="Strong_20_Emphasis"><text:span text:style-name="T149">4</text:span></text:span><text:span text:style-name="Strong_20_Emphasis"><text:span text:style-name="T147"> GB. <text:line-break/></text:span></text:span><text:span text:style-name="Strong_20_Emphasis"><text:span text:style-name="T167">Zoek</text:span></text:span><text:span text:style-name="Strong_20_Emphasis"><text:span text:style-name="T147"> </text:span></text:span><text:span text:style-name="Strong_20_Emphasis"><text:span text:style-name="T175">s</text:span></text:span><text:span text:style-name="Strong_20_Emphasis"><text:span text:style-name="T176">ch</text:span></text:span><text:span text:style-name="Strong_20_Emphasis"><text:span text:style-name="T147"> en klik op het pictogram van</text:span></text:span><text:span text:style-name="Strong_20_Emphasis"><text:span text:style-name="T150"> </text:span></text:span><text:span text:style-name="Strong_20_Emphasis"><text:span text:style-name="T180">Schijven</text:span></text:span><text:span text:style-name="Strong_20_Emphasis"><text:span text:style-name="T151">. Selecteer de </text:span></text:span><text:span text:style-name="Strong_20_Emphasis"><text:span text:style-name="T152">usb</text:span></text:span><text:span text:style-name="Strong_20_Emphasis"><text:span text:style-name="T151">-stick in de lijst van schijven aan de linkerkant en klik rechtsboven op </text:span></text:span><text:span text:style-name="Strong_20_Emphasis"><text:span text:style-name="T177">Schijfinstellingen</text:span></text:span><text:span text:style-name="Strong_20_Emphasis"><text:span text:style-name="T151"> </text:span></text:span><text:span text:style-name="Strong_20_Emphasis"><text:span text:style-name="T177">⋮</text:span></text:span><text:span text:style-name="Strong_20_Emphasis"><text:span text:style-name="T151"> (icoontje met de drie puntjes).</text:span></text:span></text:p><text:p text:style-name="P63"><text:span text:style-name="Strong_20_Emphasis"><text:span text:style-name="T151"><text:tab/>Kies </text:span></text:span><text:span text:style-name="Strong_20_Emphasis"><text:span text:style-name="T177">Schijfkopie terugzetten</text:span></text:span><text:span text:style-name="Strong_20_Emphasis"><text:span text:style-name="T151"> en selecteer </text:span></text:span><text:span text:style-name="Strong_20_Emphasis"><text:span text:style-name="T153">het net</text:span></text:span><text:span text:style-name="Strong_20_Emphasis"><text:span text:style-name="T154"> gedownloade </text:span></text:span><text:span text:style-name="Strong_20_Emphasis"><text:span text:style-name="T155">cd</text:span></text:span><text:span text:style-name="T18">-beeldbestand </text:span><text:span text:style-name="T19">(.iso)</text:span><text:span text:style-name="Strong_20_Emphasis"><text:span text:style-name="T154">.</text:span></text:span></text:p><text:p text:style-name="P65"><text:span text:style-name="Strong_20_Emphasis"><text:span text:style-name="T151"><text:tab/>Klik op </text:span></text:span><text:span text:style-name="Strong_20_Emphasis"><text:span text:style-name="T177">Terugzetten starten</text:span></text:span><text:span text:style-name="Strong_20_Emphasis"><text:span text:style-name="T151"> en vervolgens op </text:span></text:span><text:span text:style-name="Strong_20_Emphasis"><text:span text:style-name="T177">Terugzetten</text:span></text:span><text:span text:style-name="Strong_20_Emphasis"><text:span text:style-name="T156">.<text:line-break/></text:span></text:span><text:span text:style-name="Strong_20_Emphasis"><text:span text:style-name="T157">O</text:span></text:span><text:span text:style-name="Strong_20_Emphasis"><text:span text:style-name="T138">f </text:span></text:span><text:span text:style-name="Strong_20_Emphasis"><text:span text:style-name="T158">gebruik </text:span></text:span><text:span text:style-name="Strong_20_Emphasis"><text:span text:style-name="T159">het programma </text:span></text:span><text:span text:style-name="Strong_20_Emphasis"><text:span text:style-name="T181">Etche</text:span></text:span><text:span text:style-name="Strong_20_Emphasis"><text:span text:style-name="T182">r</text:span></text:span><text:span text:style-name="Strong_20_Emphasis"><text:span text:style-name="T159"> </text:span></text:span><text:span text:style-name="Strong_20_Emphasis"><text:span text:style-name="T160">(</text:span></text:span><text:a xlink:type="simple" xlink:href="https://www.balena.io/etcher/" text:style-name="Internet_20_link" text:visited-style-name="Visited_20_Internet_20_Link"><text:span text:style-name="Strong_20_Emphasis"><text:span text:style-name="T336">etcher.io</text:span></text:span></text:a><text:span text:style-name="Strong_20_Emphasis"><text:span text:style-name="T160">) </text:span></text:span><text:span text:style-name="Strong_20_Emphasis"><text:span text:style-name="T161">dat </text:span></text:span><text:span text:style-name="Strong_20_Emphasis"><text:span text:style-name="T138">beschikbaar </text:span></text:span><text:span text:style-name="Strong_20_Emphasis"><text:span text:style-name="T161">is </text:span></text:span><text:span text:style-name="Strong_20_Emphasis"><text:span text:style-name="T138">voor </text:span></text:span><text:span text:style-name="Strong_20_Emphasis"><text:span text:style-name="T151">Windows, </text:span></text:span><text:span text:style-name="Strong_20_Emphasis"><text:span text:style-name="T162">mac</text:span></text:span><text:span text:style-name="Strong_20_Emphasis"><text:span text:style-name="T163">OS</text:span></text:span><text:span text:style-name="Strong_20_Emphasis"><text:span text:style-name="T159">, </text:span></text:span><text:span text:style-name="Strong_20_Emphasis"><text:span text:style-name="T160">en </text:span></text:span><text:span text:style-name="Strong_20_Emphasis"><text:span text:style-name="T159">Linux</text:span></text:span><text:span text:style-name="Strong_20_Emphasis"><text:span text:style-name="T164">.</text:span></text:span></text:p></text:note-body></text:note></text:span><text:span text:style-name="T129"> </text:span><text:span text:style-name="T132">of dvd.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2" office:value-type="string">
            <text:p text:style-name="P40"><text:span text:style-name="T191">Opstart/</text:span><text:span text:style-name="T192">bootmenu</text:span><text:span text:style-name="T191"> </text:span><text:span text:style-name="T190">via </text:span><text:span text:style-name="Definition"><text:span text:style-name="T349">opstartmenu</text:span></text:span><text:span text:style-name="T190"> </text:span><text:span text:style-name="T193">en</text:span><text:span text:style-name="T190"> </text:span><text:span text:style-name="T191">instellingen/</text:span><text:span text:style-name="T192">setup</text:span><text:span text:style-name="T190"> via </text:span><text:span text:style-name="Definition"><text:span text:style-name="T6">instellingen</text:span></text:span><text:span text:style-name="T190">.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53"/></text:span></text:p>
          </table:table-cell>
          <table:table-cell table:style-name="_32_._5f_Installatie_5f_uitvoeren.C3" office:value-type="string">
            <text:p text:style-name="P25"><text:span text:style-name="Strong_20_Emphasis"><text:span text:style-name="T49">D</text:span></text:span><text:span text:style-name="Strong_20_Emphasis"><text:span text:style-name="T44">ruk op </text:span></text:span><text:span text:style-name="Strong_20_Emphasis"><text:span text:style-name="T45">de </text:span></text:span><text:span text:style-name="Strong_20_Emphasis"><text:span text:style-name="T46">Enter</text:span></text:span><text:span text:style-name="Strong_20_Emphasis"><text:span text:style-name="T45">-toets </text:span></text:span><text:span text:style-name="Strong_20_Emphasis"><text:span text:style-name="T49">(</text:span></text:span><text:span text:style-name="Strong_20_Emphasis"><text:span text:style-name="T114">Try or Install Ubuntu</text:span></text:span><text:span text:style-name="Strong_20_Emphasis"><text:span text:style-name="T48"> </text:span></text:span><text:span text:style-name="Strong_20_Emphasis"><text:span text:style-name="T49">is reeds geselecteerd)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4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134"><draw:control text:anchor-type="as-char" draw:z-index="17" draw:name="Vorm 6" draw:style-name="gr1" draw:text-style-name="P97" svg:width="0.35cm" svg:height="0.35cm" draw:control="control18"/></text:span></text:span></text:p>
          </table:table-cell>
          <table:table-cell table:style-name="_32_._5f_Installatie_5f_uitvoeren.C5" office:value-type="string">
            <text:p text:style-name="P24"><text:span text:style-name="T249">Kies</text:span><text:span text:style-name="T250"> </text:span><text:span text:style-name="T253">Nederlands</text:span><text:span text:style-name="T250"> en klik</text:span><text:span text:style-name="T251"> </text:span><text:span text:style-name="T250">op</text:span><text:span text:style-name="T249"> </text:span><text:span text:style-name="T246">Ubuntu installeren</text:span><text:span text:style-name="T249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6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7" office:value-type="string">
            <text:p text:style-name="P23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5">installatie</text:span></text:span><text:span text:style-name="Strong_20_Emphasis"><text:span text:style-name="T33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8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53"><draw:control text:anchor-type="as-char" draw:z-index="15" draw:name="Vorm 1" draw:style-name="gr1" draw:text-style-name="P97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5"><text:span text:style-name="T286">Op </text:span><text:span text:style-name="T287">het </text:span><text:span text:style-name="T285">scherm </text:span><text:span text:style-name="Strong_20_Emphasis"><text:span text:style-name="T285">Wie bent u?</text:span></text:span><text:span text:style-name="T285">: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0" office:value-type="string">
            <text:p text:style-name="P16"><text:span text:style-name="T292">V</text:span><text:span text:style-name="T286">ul </text:span><text:span text:style-name="T288">in </text:span><text:span text:style-name="Strong_20_Emphasis"><text:span text:style-name="T289">Uw n</text:span></text:span><text:span text:style-name="Strong_20_Emphasis"><text:span text:style-name="T290">aam</text:span></text:span><text:span text:style-name="Strong_20_Emphasis"><text:span text:style-name="T276"> </text:span></text:span><text:span text:style-name="Definition"><text:span text:style-name="T4">gebruiker</text:span></text:span><text:span text:style-name="Strong_20_Emphasis"><text:span text:style-name="T277">, <text:line-break/></text:span></text:span><text:span text:style-name="Strong_20_Emphasis"><text:span text:style-name="T290">Naam </text:span></text:span><text:span text:style-name="Strong_20_Emphasis"><text:span text:style-name="T289">van uw </text:span></text:span><text:span text:style-name="Strong_20_Emphasis"><text:span text:style-name="T291">computer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76">,<text:line-break/></text:span></text:span><text:span text:style-name="Strong_20_Emphasis"><text:span text:style-name="T289">Kies een g</text:span></text:span><text:span text:style-name="Strong_20_Emphasis"><text:span text:style-name="T291">ebruikersnaam</text:span></text:span><text:span text:style-name="Strong_20_Emphasis"><text:span text:style-name="T276"> </text:span></text:span><text:span text:style-name="Definition"><text:span text:style-name="T4">gebruikersnaam</text:span></text:span><text:span text:style-name="Strong_20_Emphasis"><text:span text:style-name="T276">,<text:line-break/></text:span></text:span><text:span text:style-name="Strong_20_Emphasis"><text:span text:style-name="T278">g</text:span></text:span><text:span text:style-name="Strong_20_Emphasis"><text:span text:style-name="T275">eef tweemaal een </text:span></text:span><text:span text:style-name="Strong_20_Emphasis"><text:span text:style-name="T284">wachtwoord</text:span></text:span><text:span text:style-name="Strong_20_Emphasis"><text:span text:style-name="T275">,</text:span></text:span><text:span text:style-name="Strong_20_Emphasis"><text:span text:style-name="T279"> </text:span></text:span><text:span text:style-name="Strong_20_Emphasis"><text:span text:style-name="T280">en</text:span></text:span><text:span text:style-name="Strong_20_Emphasis"><text:span text:style-name="T279"> </text:span></text:span><text:span text:style-name="Strong_20_Emphasis"><text:span text:style-name="T281">k</text:span></text:span><text:span text:style-name="Strong_20_Emphasis"><text:span text:style-name="T275">lik op </text:span></text:span><text:span text:style-name="Strong_20_Emphasis"><text:span text:style-name="T284">Verder</text:span></text:span><text:span text:style-name="Strong_20_Emphasis"><text:span text:style-name="T275">.</text:span></text:span></text:p>
          </table:table-cell>
        </table:table-row>
      </table:table>
      <text:p text:style-name="P47"><text:span text:style-name="Strong_20_Emphasis"><text:span text:style-name="T101"/></text:span></text:p>
      <text:list xml:id="list194210488569207" text:continue-numbering="true" text:style-name="L1">
        <text:list-item>
          <text:p text:style-name="P93"><text:span text:style-name="Strong_20_Emphasis"><text:span text:style-name="T116">Installatie </text:span></text:span><text:span text:style-name="Strong_20_Emphasis"><text:span text:style-name="T117">afronden</text:span></text:span></text:p>
        </text:list-item>
      </text:list>
      <text:p text:style-name="P48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99"><draw:control text:anchor-type="as-char" draw:z-index="3" draw:name="Vorm24" draw:style-name="gr1" draw:text-style-name="P9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3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83"><text:span text:style-name="Strong_20_Emphasis"><text:span text:style-name="T102"/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52"/></text:span></text:p>
          </table:table-cell>
          <table:table-cell table:style-name="_33_._5f_Installatie_5f_afronden.C3" office:value-type="string">
            <text:p text:style-name="P26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4">welkomst</text:span></text:span><text:span text:style-name="Strong_20_Emphasis"><text:span text:style-name="T33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83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99"><draw:control text:anchor-type="as-char" draw:z-index="9" draw:name="Vorm4_1" draw:style-name="gr1" draw:text-style-name="P97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84"><text:span text:style-name="Strong_20_Emphasis"><text:span text:style-name="T53">Installeer </text:span></text:span><text:span text:style-name="Strong_20_Emphasis"><text:span text:style-name="T91">pakket kz</text:span></text:span><text:span text:style-name="Strong_20_Emphasis"><text:span text:style-name="T91"><text:note text:id="ftn7" text:note-class="footnote"><text:note-citation>1</text:note-citation><text:note-body><text:p text:style-name="P64"><text:span text:style-name="T342">Debian-p</text:span>akket kz plaatst documenten en scripts van Karel Zimmer <text:span text:style-name="T341">(zie </text:span><text:a xlink:type="simple" xlink:href="https://karelzimmer.nl/" text:style-name="Internet_20_link" text:visited-style-name="Visited_20_Internet_20_Link"><text:span text:style-name="Strong_20_Emphasis"><text:span text:style-name="T334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91">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6" office:value-type="string">
            <text:p text:style-name="P85"><text:span text:style-name="Strong_20_Emphasis"><text:span text:style-name="T95">D</text:span></text:span><text:span text:style-name="Strong_20_Emphasis"><text:span text:style-name="T77">ruk</text:span></text:span><text:span text:style-name="Strong_20_Emphasis"><text:span text:style-name="T62"> op</text:span></text:span><text:span text:style-name="Strong_20_Emphasis"><text:span text:style-name="T78"> de </text:span></text:span><text:span text:style-name="Strong_20_Emphasis"><text:span text:style-name="T65">Super</text:span></text:span><text:span text:style-name="Strong_20_Emphasis"><text:span text:style-name="T78">-toets</text:span></text:span><text:span text:style-name="Strong_20_Emphasis"><text:span text:style-name="T68"><text:note text:id="ftn8" text:note-class="footnote"><text:note-citation>2</text:note-citation><text:note-body><text:p text:style-name="P44"><text:span text:style-name="T211">De </text:span><text:span text:style-name="T212">Super</text:span><text:span text:style-name="T211">-toets is de Windows-toets, Command-toets </text:span><text:span text:style-name="T213">(Apple)</text:span><text:span text:style-name="T211">, of Vergrootglas-toets </text:span><text:span text:style-name="T213">(Chromebook)</text:span><text:span text:style-name="T211">.</text:span></text:p></text:note-body></text:note>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8">ter</text:span></text:span><text:span text:style-name="Strong_20_Emphasis"><text:span text:style-name="T109">m</text:span></text:span><text:span text:style-name="Strong_20_Emphasis"><text:span text:style-name="T56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0">Terminalvenst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53"/></text:span></text:p>
          </table:table-cell>
          <table:table-cell table:style-name="_33_._5f_Installatie_5f_afronden.C7" office:value-type="string">
            <text:p text:style-name="P86"><text:span text:style-name="T5">Typ</text:span><text:span text:style-name="Strong_20_Emphasis"><text:span text:style-name="T57">, of </text:span></text:span><text:span text:style-name="Strong_20_Emphasis"><text:span text:style-name="T56">kopieer en plak, de</text:span></text:span><text:span text:style-name="Strong_20_Emphasis"><text:span text:style-name="T79">z</text:span></text:span><text:span text:style-name="Strong_20_Emphasis"><text:span text:style-name="T56">e </text:span></text:span><text:span text:style-name="Strong_20_Emphasis"><text:span text:style-name="T59">twee </text:span></text:span><text:span text:style-name="Strong_20_Emphasis"><text:span text:style-name="T56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87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87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10" office:value-type="string">
            <text:p text:style-name="P58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11" office:value-type="string">
            <text:p text:style-name="P41"/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99"><draw:control text:anchor-type="as-char" draw:z-index="4" draw:name="Vorm37" draw:style-name="gr1" draw:text-style-name="P97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4"><text:span text:style-name="Strong_20_Emphasis"><text:span text:style-name="T80">Rond de</text:span></text:span><text:span text:style-name="Strong_20_Emphasis"><text:span text:style-name="T81"> installatie </text:span></text:span><text:span text:style-name="Strong_20_Emphasis"><text:span text:style-name="T80">af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3" office:value-type="string">
            <text:p text:style-name="P88"><text:span text:style-name="Strong_20_Emphasis"><text:span text:style-name="T95">D</text:span></text:span><text:span text:style-name="Strong_20_Emphasis"><text:span text:style-name="T83">ruk</text:span></text:span><text:span text:style-name="Strong_20_Emphasis"><text:span text:style-name="T82"> op</text:span></text:span><text:span text:style-name="Strong_20_Emphasis"><text:span text:style-name="T78"> de </text:span></text:span><text:span text:style-name="Strong_20_Emphasis"><text:span text:style-name="T65">Super</text:span></text:span><text:span text:style-name="Strong_20_Emphasis"><text:span text:style-name="T78">-toets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6">men</text:span></text:span><text:span text:style-name="Strong_20_Emphasis"><text:span text:style-name="T105">u</text:span></text:span><text:span text:style-name="Strong_20_Emphasis"><text:span text:style-name="T68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53"/></text:span></text:p>
          </table:table-cell>
          <table:table-cell table:style-name="_33_._5f_Installatie_5f_afronden.C14" office:value-type="string">
            <text:p text:style-name="P70"><text:span text:style-name="Strong_20_Emphasis"><text:span text:style-name="T84">K</text:span></text:span><text:span text:style-name="Strong_20_Emphasis"><text:span text:style-name="T72">ie</text:span></text:span><text:span text:style-name="Strong_20_Emphasis"><text:span text:style-name="T73">s </text:span></text:span><text:span text:style-name="Strong_20_Emphasis"><text:span text:style-name="T123">3</text:span></text:span><text:span text:style-name="Strong_20_Emphasis"><text:span text:style-name="T103"> </text:span></text:span><text:span text:style-name="Strong_20_Emphasis"><text:span text:style-name="T124">Installatie</text:span></text:span><text:span text:style-name="Strong_20_Emphasis"><text:span text:style-name="T125"> </text:span></text:span><text:span text:style-name="Strong_20_Emphasis"><text:span text:style-name="T126">afronden</text:span></text:span><text:span text:style-name="Strong_20_Emphasis"><text:span text:style-name="T84"> </text:span></text:span><text:span text:style-name="Strong_20_Emphasis"><text:span text:style-name="T60">en </text:span></text:span><text:span text:style-name="Strong_20_Emphasis"><text:span text:style-name="T93">klik op </text:span></text:span><text:span text:style-name="Strong_20_Emphasis"><text:span text:style-name="T112">Verder</text:span></text:span><text:span text:style-name="Strong_20_Emphasis"><text:span text:style-name="T93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5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48"><text:span text:style-name="Strong_20_Emphasis"><text:span text:style-name="T47"><text:tab/></text:span></text:span></text:p>
      <text:p text:style-name="P49"><text:span text:style-name="Strong_20_Emphasis"><text:span text:style-name="T74"/></text:span></text:p>
      <text:p text:style-name="P50"><text:span text:style-name="Strong_20_Emphasis"><text:span text:style-name="T61"/></text:span></text:p>
      <text:list xml:id="list194209056749978"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99"><draw:control text:anchor-type="as-char" draw:z-index="10" draw:name="Vorm40_0" draw:style-name="gr1" draw:text-style-name="P97" svg:width="0.35cm" svg:height="0.35cm" draw:control="control11"/></text:span></text:span></text:p>
          </table:table-cell>
          <table:table-cell table:style-name="Tabel2.A1" office:value-type="string">
            <text:p text:style-name="P81"><text:span text:style-name="Strong_20_Emphasis"><text:span text:style-name="T99"><draw:control text:anchor-type="as-char" draw:z-index="21" draw:name="Vorm40_ 1" draw:style-name="gr1" draw:text-style-name="P97" svg:width="0.35cm" svg:height="0.35cm" draw:control="control22"/></text:span></text:span></text:p>
          </table:table-cell>
          <table:table-cell table:style-name="Tabel2.D1" office:value-type="string">
            <text:p text:style-name="P20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85"><text:note text:id="ftn9" text:note-class="footnote"><text:note-citation>1</text:note-citation><text:note-body><text:p text:style-name="P60"><text:span text:style-name="User_20_Entry"><text:span text:style-name="T194">E</text:span></text:span><text:span text:style-name="User_20_Entry"><text:span text:style-name="T196">ventuele extra </text:span></text:span><text:span text:style-name="Definition"><text:span text:style-name="T347">gebruiker</text:span></text:span><text:span text:style-name="User_20_Entry"><text:span text:style-name="T195">s</text:span></text:span><text:span text:style-name="User_20_Entry"><text:span text:style-name="T196"> aanmelden en dezelfde stappen uitvoeren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2" office:value-type="string">
            <text:p text:style-name="P29"><text:span text:style-name="Strong_20_Emphasis"><text:span text:style-name="T37">V</text:span></text:span><text:span text:style-name="Strong_20_Emphasis"><text:span text:style-name="T38">olg de aanwijzingen </text:span></text:span><text:span text:style-name="Strong_20_Emphasis"><text:span text:style-name="T39">op de </text:span></text:span><text:span text:style-name="Strong_20_Emphasis"><text:span text:style-name="T40">welkomst</text:span></text:span><text:span text:style-name="Strong_20_Emphasis"><text:span text:style-name="T39">scherm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99"><draw:control text:anchor-type="as-char" draw:z-index="12" draw:name="Vorm40_2" draw:style-name="gr1" draw:text-style-name="P97" svg:width="0.35cm" svg:height="0.35cm" draw:control="control13"/></text:span></text:span></text:p>
          </table:table-cell>
          <table:table-cell table:style-name="Tabel2.A1" office:value-type="string">
            <text:p text:style-name="P82"><text:span text:style-name="Strong_20_Emphasis"><text:span text:style-name="T99"><draw:control text:anchor-type="as-char" draw:z-index="22" draw:name="Vorm40_ 2" draw:style-name="gr1" draw:text-style-name="P97" svg:width="0.35cm" svg:height="0.35cm" draw:control="control23"/></text:span></text:span></text:p>
          </table:table-cell>
          <table:table-cell table:style-name="Tabel2.D5" office:value-type="string">
            <text:p text:style-name="P19"><text:span text:style-name="Strong_20_Emphasis"><text:span text:style-name="T86">R</text:span></text:span><text:span text:style-name="Strong_20_Emphasis"><text:span text:style-name="T87">icht </text:span></text:span><text:span text:style-name="Strong_20_Emphasis"><text:span text:style-name="T88">de </text:span></text:span><text:span text:style-name="Strong_20_Emphasis"><text:span text:style-name="T97">gebruiker</text:span></text:span><text:span text:style-name="Strong_20_Emphasis"><text:span text:style-name="T87"> </text:span></text:span><text:span text:style-name="Strong_20_Emphasis"><text:span text:style-name="T89">in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22"><text:span text:style-name="Strong_20_Emphasis"><text:span text:style-name="T96">D</text:span></text:span><text:span text:style-name="Strong_20_Emphasis"><text:span text:style-name="T83">ruk</text:span></text:span><text:span text:style-name="Strong_20_Emphasis"><text:span text:style-name="T82"> op</text:span></text:span><text:span text:style-name="Strong_20_Emphasis"><text:span text:style-name="T78"> de </text:span></text:span><text:span text:style-name="Strong_20_Emphasis"><text:span text:style-name="T65">Super</text:span></text:span><text:span text:style-name="Strong_20_Emphasis"><text:span text:style-name="T78">-toets</text:span></text:span><text:span text:style-name="Strong_20_Emphasis"><text:span text:style-name="T43"><text:note text:id="ftn10" text:note-class="footnote"><text:note-citation>2</text:note-citation><text:note-body><text:p text:style-name="P45"><text:span text:style-name="T211">De </text:span><text:span text:style-name="T212">Super</text:span><text:span text:style-name="T211">-toets is de Windows-toets, Command-toets </text:span><text:span text:style-name="T213">(Apple)</text:span><text:span text:style-name="T211">, of Vergrootglas-toets </text:span><text:span text:style-name="T213">(Chromebook)</text:span><text:span text:style-name="T211">.</text:span></text:p></text:note-body></text:note>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6">men</text:span></text:span><text:span text:style-name="Strong_20_Emphasis"><text:span text:style-name="T105">u</text:span></text:span><text:span text:style-name="Strong_20_Emphasis"><text:span text:style-name="T68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7" office:value-type="string">
            <text:p text:style-name="P21"><text:span text:style-name="Strong_20_Emphasis"><text:span text:style-name="T84">K</text:span></text:span><text:span text:style-name="Strong_20_Emphasis"><text:span text:style-name="T72">ie</text:span></text:span><text:span text:style-name="Strong_20_Emphasis"><text:span text:style-name="T73">s </text:span></text:span><text:span text:style-name="Strong_20_Emphasis"><text:span text:style-name="T123">4 </text:span></text:span><text:span text:style-name="Strong_20_Emphasis"><text:span text:style-name="T107">Gebruiker inrichten</text:span></text:span><text:span text:style-name="Strong_20_Emphasis"><text:span text:style-name="T84"> </text:span></text:span><text:span text:style-name="Strong_20_Emphasis"><text:span text:style-name="T60">en </text:span></text:span><text:span text:style-name="Strong_20_Emphasis"><text:span text:style-name="T93">klik op </text:span></text:span><text:span text:style-name="Strong_20_Emphasis"><text:span text:style-name="T113">Verder</text:span></text:span><text:span text:style-name="Strong_20_Emphasis"><text:span text:style-name="T93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8" office:value-type="string">
            <text:p text:style-name="P57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18"><text:span text:style-name="Strong_20_Emphasis"><text:span text:style-name="T90"/></text:span></text:p>
      <text:p text:style-name="P42"/>
      <text:p text:style-name="P32"><text:span text:style-name="T205">E</text:span><text:span text:style-name="T206">inde c</text:span><text:span text:style-name="T207">hecklist, </text:span><text:span text:style-name="T208">d</text:span><text:span text:style-name="T207">e installatie van </text:span><text:span text:style-name="Strong_20_Emphasis"><text:span text:style-name="T224"><text:user-field-get text:name="Distro">Ubuntu</text:user-field-get></text:span></text:span><text:span text:style-name="T209"><text:s/></text:span><text:span text:style-name="T210"><text:user-field-get text:name="Version">22.04</text:user-field-get></text:span><text:span text:style-name="Strong_20_Emphasis"><text:span text:style-name="T225"><text:s/></text:span></text:span><text:span text:style-name="Strong_20_Emphasis"><text:span text:style-name="T223">LTS</text:span></text:span><text:span text:style-name="T42"> </text:span><text:span text:style-name="Strong_20_Emphasis"><text:span text:style-name="T127"><text:user-field-get text:name="Edition">desktop</text:user-field-get></text:span></text:span><text:span text:style-name="Strong_20_Emphasis"><text:span text:style-name="T127"><text:s/></text:span></text:span><text:span text:style-name="T207">is voltooid.</text:span></text:p>
      <text:p text:style-name="P13"/>
      <text:p text:style-name="P8"><text:span text:style-name="Emphasis"><text:span text:style-name="T296">Geschreven </text:span></text:span><text:span text:style-name="Emphasis"><text:span text:style-name="T294">d</text:span></text:span><text:span text:style-name="Emphasis"><text:span text:style-name="T296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7">Karel Zimmer</text:span></text:span></text:a><text:span text:style-name="Emphasis"><text:span text:style-name="T296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98">CC0 1.0 Universeel</text:span></text:span></text:a><text:span text:style-name="Emphasis"><text:span text:style-name="T296">,</text:span></text:span><text:span text:style-name="Emphasis"><text:span text:style-name="T293"> </text:span></text:span><text:span text:style-name="Strong_20_Emphasis"><text:span text:style-name="T61"><text:user-field-get style:data-style-name="N0" text:name="Releaseyear">2022</text:user-field-get></text:span></text:span><text:span text:style-name="Emphasis"><text:span text:style-name="T295">-</text:span></text:span><text:span text:style-name="Emphasis"><text:span text:style-name="T295"><text:date style:data-style-name="N10107" text:date-value="2023-08-05T19:42:08.622159361">2023</text:date></text:span></text:span><text:span text:style-name="Emphasis"><text:span text:style-name="T29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8-05T19:42:08.317553037">05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9:42:08.090124108</dc:date>
    <meta:keyword>Installatie</meta:keyword>
    <meta:keyword>Checklist</meta:keyword>
    <meta:keyword>Linux</meta:keyword>
    <meta:editing-cycles>6711</meta:editing-cycles>
    <meta:editing-duration>P11DT21H4M21S</meta:editing-duration>
    <dc:creator>Karel Zimmer</dc:creator>
    <meta:document-statistic meta:table-count="4" meta:image-count="0" meta:object-count="0" meta:page-count="4" meta:paragraph-count="85" meta:word-count="628" meta:character-count="4360" meta:non-whitespace-character-count="3776"/>
    <meta:user-defined meta:name="Info 1"/>
    <meta:user-defined meta:name="Info 2"/>
    <meta:user-defined meta:name="Info 3"/>
    <meta:user-defined meta:name="Info 4"/>
  </office:meta>
</office:document-meta>
</file>